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608" officeooo:paragraph-rsid="000c46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IED TEST - SIZE OF TRAINING = 2000</text:p>
      <text:p text:style-name="P1"/>
      <text:p text:style-name="P1">################################################################################################################################################################################################</text:p>
      <text:p text:style-name="P1">#DEFAULT SETTINGS</text:p>
      <text:p text:style-name="P1"/>
      <text:p text:style-name="P1"/>
      <text:p text:style-name="P1"/>
      <text:p text:style-name="P1">Time taken to build model: 28.53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3153 <text:s text:c="14"/>97.9193 %</text:p>
      <text:p text:style-name="P1">Incorrectly Classified Instances <text:s text:c="7"/>67 <text:s text:c="15"/>2.0807 %</text:p>
      <text:p text:style-name="P1">Kappa statistic <text:s text:c="25"/>0.9769</text:p>
      <text:p text:style-name="P1">Mean absolute error <text:s text:c="21"/>0.0067</text:p>
      <text:p text:style-name="P1">Root mean squared error <text:s text:c="17"/>0.0607</text:p>
      <text:p text:style-name="P1">Relative absolute error <text:s text:c="17"/>3.7447 %</text:p>
      <text:p text:style-name="P1">Root relative squared error <text:s text:c="12"/>20.2141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97 <text:s text:c="4"/>0 <text:s text:c="9"/>0.997 <text:s text:c="4"/>0.997 <text:s text:c="4"/>0.997 <text:s text:c="5"/>1 <text:s text:c="7"/>0</text:p>
      <text:p text:style-name="P1">0.988 <text:s text:c="4"/>0.003 <text:s text:c="5"/>0.976 <text:s text:c="4"/>0.988 <text:s text:c="4"/>0.982 <text:s text:c="5"/>1 <text:s text:c="7"/>1</text:p>
      <text:p text:style-name="P1">0.982 <text:s text:c="4"/>0.002 <text:s text:c="5"/>0.982 <text:s text:c="4"/>0.982 <text:s text:c="4"/>0.982 <text:s text:c="5"/>0.999 <text:s text:c="3"/>2</text:p>
      <text:p text:style-name="P1">0.962 <text:s text:c="4"/>0.002 <text:s text:c="5"/>0.979 <text:s text:c="4"/>0.962 <text:s text:c="4"/>0.97 <text:s text:c="6"/>0.997 <text:s text:c="3"/>3</text:p>
      <text:p text:style-name="P1">0.987 <text:s text:c="4"/>0.002 <text:s text:c="5"/>0.981 <text:s text:c="4"/>0.987 <text:s text:c="4"/>0.984 <text:s text:c="5"/>0.999 <text:s text:c="3"/>4</text:p>
      <text:p text:style-name="P1">0.975 <text:s text:c="4"/>0.003 <text:s text:c="5"/>0.969 <text:s text:c="4"/>0.975 <text:s text:c="4"/>0.972 <text:s text:c="5"/>0.999 <text:s text:c="3"/>5</text:p>
      <text:p text:style-name="P1">0.991 <text:s text:c="4"/>0.002 <text:s text:c="5"/>0.985 <text:s text:c="4"/>0.991 <text:s text:c="4"/>0.988 <text:s text:c="5"/>0.999 <text:s text:c="3"/>6</text:p>
      <text:p text:style-name="P1">0.991 <text:s text:c="4"/>0.001 <text:s text:c="5"/>0.988 <text:s text:c="4"/>0.991 <text:s text:c="4"/>0.989 <text:s text:c="5"/>1 <text:s text:c="7"/>7</text:p>
      <text:p text:style-name="P1">0.953 <text:s text:c="4"/>0.003 <text:s text:c="5"/>0.968 <text:s text:c="4"/>0.953 <text:s text:c="4"/>0.961 <text:s text:c="5"/>0.999 <text:s text:c="3"/>8</text:p>
      <text:p text:style-name="P1">0.967 <text:s text:c="4"/>0.003 <text:s text:c="5"/>0.967 <text:s text:c="4"/>0.967 <text:s text:c="4"/>0.967 <text:s text:c="5"/>0.997 <text:s text:c="3"/>9</text:p>
      <text:p text:style-name="P1">Weighted Avg. <text:s text:c="3"/>0.979 <text:s text:c="4"/>0.002 <text:s text:c="5"/>0.979 <text:s text:c="4"/>0.979 <text:s text:c="4"/>0.979 <text:s text:c="5"/>0.99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20 <text:s text:c="2"/>0 <text:s text:c="2"/>0 <text:s text:c="2"/>0 <text:s text:c="2"/>1 <text:s text:c="2"/>0 <text:s text:c="2"/>0 <text:s text:c="2"/>0 <text:s text:c="2"/>0 <text:s text:c="2"/>0 | <text:s text:c="2"/>a = 0</text:p>
      <text:p text:style-name="P1">0 321 <text:s text:c="2"/>0 <text:s text:c="2"/>0 <text:s text:c="2"/>0 <text:s text:c="2"/>0 <text:s text:c="2"/>1 <text:s text:c="2"/>0 <text:s text:c="2"/>2 <text:s text:c="2"/>1 | <text:s text:c="2"/>b = 1</text:p>
      <text:p text:style-name="P1">0 <text:s text:c="2"/>0 319 <text:s text:c="2"/>2 <text:s text:c="2"/>0 <text:s text:c="2"/>1 <text:s text:c="2"/>1 <text:s text:c="2"/>1 <text:s text:c="2"/>1 <text:s text:c="2"/>0 | <text:s text:c="2"/>c = 2</text:p>
      <text:p text:style-name="P1">0 <text:s text:c="2"/>0 <text:s text:c="2"/>1 326 <text:s text:c="2"/>0 <text:s text:c="2"/>5 <text:s text:c="2"/>0 <text:s text:c="2"/>0 <text:s text:c="2"/>4 <text:s text:c="2"/>3 | <text:s text:c="2"/>d = 3</text:p>
      <text:p text:style-name="P1">0 <text:s text:c="2"/>1 <text:s text:c="2"/>0 <text:s text:c="2"/>0 302 <text:s text:c="2"/>0 <text:s text:c="2"/>3 <text:s text:c="2"/>0 <text:s text:c="2"/>0 <text:s text:c="2"/>0 | <text:s text:c="2"/>e = 4</text:p>
      <text:p text:style-name="P1">0 <text:s text:c="2"/>0 <text:s text:c="2"/>2 <text:s text:c="2"/>2 <text:s text:c="2"/>0 314 <text:s text:c="2"/>0 <text:s text:c="2"/>0 <text:s text:c="2"/>0 <text:s text:c="2"/>4 | <text:s text:c="2"/>f = 5</text:p>
      <text:p text:style-name="P1">0 <text:s text:c="2"/>1 <text:s text:c="2"/>1 <text:s text:c="2"/>0 <text:s text:c="2"/>1 <text:s text:c="2"/>0 327 <text:s text:c="2"/>0 <text:s text:c="2"/>0 <text:s text:c="2"/>0 | <text:s text:c="2"/>g = 6</text:p>
      <text:p text:style-name="P1">0 <text:s text:c="2"/>0 <text:s text:c="2"/>0 <text:s text:c="2"/>3 <text:s text:c="2"/>0 <text:s text:c="2"/>0 <text:s text:c="2"/>0 322 <text:s text:c="2"/>0 <text:s text:c="2"/>0 | <text:s text:c="2"/>h = 7</text:p>
      <text:p text:style-name="P1">0 <text:s text:c="2"/>6 <text:s text:c="2"/>2 <text:s text:c="2"/>0 <text:s text:c="2"/>2 <text:s text:c="2"/>3 <text:s text:c="2"/>0 <text:s text:c="2"/>0 306 <text:s text:c="2"/>2 | <text:s text:c="2"/>i = 8</text:p>
      <text:p text:style-name="P1">1 <text:s text:c="2"/>0 <text:s text:c="2"/>0 <text:s text:c="2"/>0 <text:s text:c="2"/>2 <text:s text:c="2"/>1 <text:s text:c="2"/>0 <text:s text:c="2"/>3 <text:s text:c="2"/>3 296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<text:p text:style-name="P1">#1 hidden layer</text:p>
      <text:p text:style-name="P1"/>
      <text:p text:style-name="P1">Time taken to build model: 2.62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8"/>718 <text:s text:c="14"/>22.2981 %</text:p>
      <text:p text:style-name="P1">Incorrectly Classified Instances <text:s text:c="5"/>2502 <text:s text:c="14"/>77.7019 %</text:p>
      <text:p text:style-name="P1">Kappa statistic <text:s text:c="25"/>0.1408</text:p>
      <text:p text:style-name="P1">Mean absolute error <text:s text:c="21"/>0.1618</text:p>
      <text:p text:style-name="P1">Root mean squared error <text:s text:c="17"/>0.2826</text:p>
      <text:p text:style-name="P1">Relative absolute error <text:s text:c="16"/>89.8805 %</text:p>
      <text:p text:style-name="P1">Root relative squared error <text:s text:c="12"/>94.1946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 <text:s text:c="8"/>0 <text:s text:c="9"/>0 <text:s text:c="8"/>0 <text:s text:c="8"/>0 <text:s text:c="9"/>0.689 <text:s text:c="3"/>0</text:p>
      <text:p text:style-name="P1">0 <text:s text:c="8"/>0 <text:s text:c="9"/>0 <text:s text:c="8"/>0 <text:s text:c="8"/>0 <text:s text:c="9"/>0.799 <text:s text:c="3"/>1</text:p>
      <text:p text:style-name="P1">0 <text:s text:c="8"/>0 <text:s text:c="9"/>0 <text:s text:c="8"/>0 <text:s text:c="8"/>0 <text:s text:c="9"/>0.864 <text:s text:c="3"/>2</text:p>
      <text:p text:style-name="P1">0 <text:s text:c="8"/>0 <text:s text:c="9"/>0 <text:s text:c="8"/>0 <text:s text:c="8"/>0 <text:s text:c="9"/>0.899 <text:s text:c="3"/>3</text:p>
      <text:p text:style-name="P1">0.98 <text:s text:c="5"/>0.041 <text:s text:c="5"/>0.714 <text:s text:c="4"/>0.98 <text:s text:c="5"/>0.826 <text:s text:c="5"/>0.996 <text:s text:c="3"/>4</text:p>
      <text:p text:style-name="P1">0 <text:s text:c="8"/>0 <text:s text:c="9"/>0 <text:s text:c="8"/>0 <text:s text:c="8"/>0 <text:s text:c="9"/>0.652 <text:s text:c="3"/>5</text:p>
      <text:p text:style-name="P1">0 <text:s text:c="8"/>0 <text:s text:c="9"/>0 <text:s text:c="8"/>0 <text:s text:c="8"/>0 <text:s text:c="9"/>0.772 <text:s text:c="3"/>6</text:p>
      <text:p text:style-name="P1">0.462 <text:s text:c="4"/>0.073 <text:s text:c="5"/>0.416 <text:s text:c="4"/>0.462 <text:s text:c="4"/>0.437 <text:s text:c="5"/>0.881 <text:s text:c="3"/>7</text:p>
      <text:p text:style-name="P1">0 <text:s text:c="8"/>0 <text:s text:c="9"/>0 <text:s text:c="8"/>0 <text:s text:c="8"/>0 <text:s text:c="9"/>0.736 <text:s text:c="3"/>8</text:p>
      <text:p text:style-name="P1">0.876 <text:s text:c="4"/>0.745 <text:s text:c="5"/>0.11 <text:s text:c="5"/>0.876 <text:s text:c="4"/>0.195 <text:s text:c="5"/>0.565 <text:s text:c="3"/>9</text:p>
      <text:p text:style-name="P1">Weighted Avg. <text:s text:c="3"/>0.223 <text:s text:c="4"/>0.082 <text:s text:c="5"/>0.12 <text:s text:c="5"/>0.223 <text:s text:c="4"/>0.141 <text:s text:c="5"/>0.78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0 <text:s text:c="2"/>0 <text:s text:c="2"/>0 <text:s text:c="2"/>0 <text:s text:c="2"/>1 <text:s text:c="2"/>0 <text:s text:c="2"/>0 <text:s text:c="2"/>1 <text:s text:c="2"/>0 319 | <text:s text:c="2"/>a = 0</text:p>
      <text:p text:style-name="P1">0 <text:s text:c="2"/>0 <text:s text:c="2"/>0 <text:s text:c="2"/>0 <text:s/>20 <text:s text:c="2"/>0 <text:s text:c="2"/>0 <text:s/>85 <text:s text:c="2"/>0 220 | <text:s text:c="2"/>b = 1</text:p>
      <text:p text:style-name="P1">0 <text:s text:c="2"/>0 <text:s text:c="2"/>0 <text:s text:c="2"/>0 <text:s text:c="2"/>0 <text:s text:c="2"/>0 <text:s text:c="2"/>0 <text:s text:c="2"/>2 <text:s text:c="2"/>0 323 | <text:s text:c="2"/>c = 2</text:p>
      <text:p text:style-name="P1">0 <text:s text:c="2"/>0 <text:s text:c="2"/>0 <text:s text:c="2"/>0 <text:s text:c="2"/>0 <text:s text:c="2"/>0 <text:s text:c="2"/>0 <text:s text:c="2"/>0 <text:s text:c="2"/>0 339 | <text:s text:c="2"/>d = 3</text:p>
      <text:p text:style-name="P1">0 <text:s text:c="2"/>0 <text:s text:c="2"/>0 <text:s text:c="2"/>0 300 <text:s text:c="2"/>0 <text:s text:c="2"/>0 <text:s text:c="2"/>4 <text:s text:c="2"/>0 <text:s text:c="2"/>2 | <text:s text:c="2"/>e = 4</text:p>
      <text:p text:style-name="P1">0 <text:s text:c="2"/>0 <text:s text:c="2"/>0 <text:s text:c="2"/>0 <text:s text:c="2"/>0 <text:s text:c="2"/>0 <text:s text:c="2"/>0 <text:s text:c="2"/>2 <text:s text:c="2"/>0 320 | <text:s text:c="2"/>f = 5</text:p>
      <text:p text:style-name="P1">0 <text:s text:c="2"/>0 <text:s text:c="2"/>0 <text:s text:c="2"/>0 <text:s text:c="2"/>8 <text:s text:c="2"/>0 <text:s text:c="2"/>0 <text:s/>62 <text:s text:c="2"/>0 260 | <text:s text:c="2"/>g = 6</text:p>
      <text:p text:style-name="P1">0 <text:s text:c="2"/>0 <text:s text:c="2"/>0 <text:s text:c="2"/>0 <text:s/>80 <text:s text:c="2"/>0 <text:s text:c="2"/>0 150 <text:s text:c="2"/>0 <text:s/>95 | <text:s text:c="2"/>h = 7</text:p>
      <text:p text:style-name="P1">0 <text:s text:c="2"/>0 <text:s text:c="2"/>0 <text:s text:c="2"/>0 <text:s text:c="2"/>4 <text:s text:c="2"/>0 <text:s text:c="2"/>0 <text:s/>24 <text:s text:c="2"/>0 293 | <text:s text:c="2"/>i = 8</text:p>
      <text:p text:style-name="P1">0 <text:s text:c="2"/>0 <text:s text:c="2"/>0 <text:s text:c="2"/>0 <text:s text:c="2"/>7 <text:s text:c="2"/>0 <text:s text:c="2"/>0 <text:s/>31 <text:s text:c="2"/>0 268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</text:p>
      <text:p text:style-name="P1">#hidden layers = 5</text:p>
      <text:p text:style-name="P1"/>
      <text:p text:style-name="P1"/>
      <text:p text:style-name="P1"/>
      <text:p text:style-name="P1">Time taken to build model: 5.9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2713 <text:s text:c="14"/>84.2547 %</text:p>
      <text:p text:style-name="P1">Incorrectly Classified Instances <text:s text:c="6"/>507 <text:s text:c="14"/>15.7453 %</text:p>
      <text:p text:style-name="P1">Kappa statistic <text:s text:c="25"/>0.825 </text:p>
      <text:p text:style-name="P1">Mean absolute error <text:s text:c="21"/>0.0384</text:p>
      <text:p text:style-name="P1">Root mean squared error <text:s text:c="17"/>0.1548</text:p>
      <text:p text:style-name="P1">Relative absolute error <text:s text:c="16"/>21.33 <text:s text:c="2"/>%</text:p>
      <text:p text:style-name="P1">Root relative squared error <text:s text:c="12"/>51.5835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1 <text:s text:c="4"/>0.004 <text:s text:c="5"/>0.965 <text:s text:c="4"/>0.941 <text:s text:c="4"/>0.953 <text:s text:c="5"/>0.997 <text:s text:c="3"/>0</text:p>
      <text:p text:style-name="P1">0.954 <text:s text:c="4"/>0.034 <text:s text:c="5"/>0.758 <text:s text:c="4"/>0.954 <text:s text:c="4"/>0.845 <text:s text:c="5"/>0.987 <text:s text:c="3"/>1</text:p>
      <text:p text:style-name="P1">0.926 <text:s text:c="4"/>0.018 <text:s text:c="5"/>0.853 <text:s text:c="4"/>0.926 <text:s text:c="4"/>0.888 <text:s text:c="5"/>0.982 <text:s text:c="3"/>2</text:p>
      <text:p text:style-name="P1">0.92 <text:s text:c="5"/>0.075 <text:s text:c="5"/>0.592 <text:s text:c="4"/>0.92 <text:s text:c="5"/>0.721 <text:s text:c="5"/>0.952 <text:s text:c="3"/>3</text:p>
      <text:p text:style-name="P1">0.915 <text:s text:c="4"/>0.005 <text:s text:c="5"/>0.949 <text:s text:c="4"/>0.915 <text:s text:c="4"/>0.932 <text:s text:c="5"/>0.991 <text:s text:c="3"/>4</text:p>
      <text:p text:style-name="P1">0.935 <text:s text:c="4"/>0.01 <text:s text:c="6"/>0.912 <text:s text:c="4"/>0.935 <text:s text:c="4"/>0.923 <text:s text:c="5"/>0.989 <text:s text:c="3"/>5</text:p>
      <text:p text:style-name="P1">0.955 <text:s text:c="4"/>0.006 <text:s text:c="5"/>0.946 <text:s text:c="4"/>0.955 <text:s text:c="4"/>0.95 <text:s text:c="6"/>0.998 <text:s text:c="3"/>6</text:p>
      <text:p text:style-name="P1">0.917 <text:s text:c="4"/>0.008 <text:s text:c="5"/>0.925 <text:s text:c="4"/>0.917 <text:s text:c="4"/>0.921 <text:s text:c="5"/>0.984 <text:s text:c="3"/>7</text:p>
      <text:p text:style-name="P1">0.072 <text:s text:c="4"/>0.004 <text:s text:c="5"/>0.639 <text:s text:c="4"/>0.072 <text:s text:c="4"/>0.129 <text:s text:c="5"/>0.89 <text:s text:c="4"/>8</text:p>
      <text:p text:style-name="P1">0.886 <text:s text:c="4"/>0.011 <text:s text:c="5"/>0.897 <text:s text:c="4"/>0.886 <text:s text:c="4"/>0.891 <text:s text:c="5"/>0.988 <text:s text:c="3"/>9</text:p>
      <text:p text:style-name="P1">Weighted Avg. <text:s text:c="3"/>0.843 <text:s text:c="4"/>0.018 <text:s text:c="5"/>0.842 <text:s text:c="4"/>0.843 <text:s text:c="4"/>0.815 <text:s text:c="5"/>0.97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02 <text:s text:c="2"/>0 <text:s text:c="2"/>2 <text:s text:c="2"/>0 <text:s text:c="2"/>0 <text:s text:c="2"/>8 <text:s text:c="2"/>9 <text:s text:c="2"/>0 <text:s text:c="2"/>0 <text:s text:c="2"/>0 | <text:s text:c="2"/>a = 0</text:p>
      <text:p text:style-name="P1">0 310 <text:s text:c="2"/>6 <text:s text:c="2"/>2 <text:s text:c="2"/>2 <text:s text:c="2"/>0 <text:s text:c="2"/>3 <text:s text:c="2"/>1 <text:s text:c="2"/>0 <text:s text:c="2"/>1 | <text:s text:c="2"/>b = 1</text:p>
      <text:p text:style-name="P1">0 <text:s text:c="2"/>2 301 <text:s/>12 <text:s text:c="2"/>0 <text:s text:c="2"/>1 <text:s text:c="2"/>1 <text:s text:c="2"/>3 <text:s text:c="2"/>4 <text:s text:c="2"/>1 | <text:s text:c="2"/>c = 2</text:p>
      <text:p text:style-name="P1">0 <text:s text:c="2"/>1 <text:s text:c="2"/>7 312 <text:s text:c="2"/>3 <text:s text:c="2"/>6 <text:s text:c="2"/>0 <text:s text:c="2"/>1 <text:s text:c="2"/>4 <text:s text:c="2"/>5 | <text:s text:c="2"/>d = 3</text:p>
      <text:p text:style-name="P1">3 <text:s text:c="2"/>6 <text:s text:c="2"/>0 <text:s text:c="2"/>0 280 <text:s text:c="2"/>0 <text:s text:c="2"/>5 <text:s text:c="2"/>9 <text:s text:c="2"/>0 <text:s text:c="2"/>3 | <text:s text:c="2"/>e = 4</text:p>
      <text:p text:style-name="P1">3 <text:s text:c="2"/>0 <text:s text:c="2"/>1 <text:s text:c="2"/>9 <text:s text:c="2"/>3 301 <text:s text:c="2"/>0 <text:s text:c="2"/>0 <text:s text:c="2"/>0 <text:s text:c="2"/>5 | <text:s text:c="2"/>f = 5</text:p>
      <text:p text:style-name="P1">1 <text:s text:c="2"/>1 <text:s text:c="2"/>4 <text:s text:c="2"/>0 <text:s text:c="2"/>1 <text:s text:c="2"/>8 315 <text:s text:c="2"/>0 <text:s text:c="2"/>0 <text:s text:c="2"/>0 | <text:s text:c="2"/>g = 6</text:p>
      <text:p text:style-name="P1">4 <text:s text:c="2"/>0 <text:s text:c="2"/>0 <text:s/>11 <text:s text:c="2"/>2 <text:s text:c="2"/>2 <text:s text:c="2"/>0 298 <text:s text:c="2"/>0 <text:s text:c="2"/>8 | <text:s text:c="2"/>h = 7</text:p>
      <text:p text:style-name="P1">0 <text:s/>76 <text:s/>32 172 <text:s text:c="2"/>1 <text:s text:c="2"/>3 <text:s text:c="2"/>0 <text:s text:c="2"/>6 <text:s/>23 <text:s text:c="2"/>8 | <text:s text:c="2"/>i = 8</text:p>
      <text:p text:style-name="P1">0 <text:s/>13 <text:s text:c="2"/>0 <text:s text:c="2"/>9 <text:s text:c="2"/>3 <text:s text:c="2"/>1 <text:s text:c="2"/>0 <text:s text:c="2"/>4 <text:s text:c="2"/>5 271 | <text:s text:c="2"/>j = 9</text:p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</text:p>
      <text:p text:style-name="P1">#hidden layers = 10</text:p>
      <text:p text:style-name="P1"/>
      <text:p text:style-name="P1"/>
      <text:p text:style-name="P1"/>
      <text:p text:style-name="P1"/>
      <text:p text:style-name="P1">Time taken to build model: 9.85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7"/>3047 <text:s text:c="14"/>94.6273 %</text:p>
      <text:p text:style-name="P1">Incorrectly Classified Instances <text:s text:c="6"/>173 <text:s text:c="15"/>5.3727 %</text:p>
      <text:p text:style-name="P1">Kappa statistic <text:s text:c="25"/>0.9403</text:p>
      <text:p text:style-name="P1">Mean absolute error <text:s text:c="21"/>0.0138</text:p>
      <text:p text:style-name="P1">Root mean squared error <text:s text:c="17"/>0.0932</text:p>
      <text:p text:style-name="P1">Relative absolute error <text:s text:c="17"/>7.6798 %</text:p>
      <text:p text:style-name="P1">Root relative squared error <text:s text:c="12"/>31.0767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88 <text:s text:c="4"/>0.004 <text:s text:c="5"/>0.964 <text:s text:c="4"/>0.988 <text:s text:c="4"/>0.975 <text:s text:c="5"/>0.999 <text:s text:c="3"/>0</text:p>
      <text:p text:style-name="P1">0.929 <text:s text:c="4"/>0.006 <text:s text:c="5"/>0.95 <text:s text:c="5"/>0.929 <text:s text:c="4"/>0.939 <text:s text:c="5"/>0.995 <text:s text:c="3"/>1</text:p>
      <text:p text:style-name="P1">0.963 <text:s text:c="4"/>0.007 <text:s text:c="5"/>0.94 <text:s text:c="5"/>0.963 <text:s text:c="4"/>0.951 <text:s text:c="5"/>0.998 <text:s text:c="3"/>2</text:p>
      <text:p text:style-name="P1">0.932 <text:s text:c="4"/>0.007 <text:s text:c="5"/>0.943 <text:s text:c="4"/>0.932 <text:s text:c="4"/>0.938 <text:s text:c="5"/>0.991 <text:s text:c="3"/>3</text:p>
      <text:p text:style-name="P1">0.971 <text:s text:c="4"/>0.005 <text:s text:c="5"/>0.949 <text:s text:c="4"/>0.971 <text:s text:c="4"/>0.96 <text:s text:c="6"/>0.995 <text:s text:c="3"/>4</text:p>
      <text:p text:style-name="P1">0.972 <text:s text:c="4"/>0.012 <text:s text:c="5"/>0.902 <text:s text:c="4"/>0.972 <text:s text:c="4"/>0.936 <text:s text:c="5"/>0.997 <text:s text:c="3"/>5</text:p>
      <text:p text:style-name="P1">0.976 <text:s text:c="4"/>0.002 <text:s text:c="5"/>0.985 <text:s text:c="4"/>0.976 <text:s text:c="4"/>0.98 <text:s text:c="6"/>0.999 <text:s text:c="3"/>6</text:p>
      <text:p text:style-name="P1">0.923 <text:s text:c="4"/>0.001 <text:s text:c="5"/>0.99 <text:s text:c="5"/>0.923 <text:s text:c="4"/>0.955 <text:s text:c="5"/>0.998 <text:s text:c="3"/>7</text:p>
      <text:p text:style-name="P1">0.9 <text:s text:c="6"/>0.01 <text:s text:c="6"/>0.906 <text:s text:c="4"/>0.9 <text:s text:c="6"/>0.903 <text:s text:c="5"/>0.99 <text:s text:c="4"/>8</text:p>
      <text:p text:style-name="P1">0.908 <text:s text:c="4"/>0.006 <text:s text:c="5"/>0.939 <text:s text:c="4"/>0.908 <text:s text:c="4"/>0.924 <text:s text:c="5"/>0.99 <text:s text:c="4"/>9</text:p>
      <text:p text:style-name="P1">Weighted Avg. <text:s text:c="3"/>0.946 <text:s text:c="4"/>0.006 <text:s text:c="5"/>0.947 <text:s text:c="4"/>0.946 <text:s text:c="4"/>0.946 <text:s text:c="5"/>0.99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17 <text:s text:c="2"/>0 <text:s text:c="2"/>1 <text:s text:c="2"/>0 <text:s text:c="2"/>2 <text:s text:c="2"/>0 <text:s text:c="2"/>1 <text:s text:c="2"/>0 <text:s text:c="2"/>0 <text:s text:c="2"/>0 | <text:s text:c="2"/>a = 0</text:p>
      <text:p text:style-name="P1">1 302 <text:s text:c="2"/>5 <text:s text:c="2"/>1 <text:s text:c="2"/>0 <text:s text:c="2"/>0 <text:s text:c="2"/>0 <text:s text:c="2"/>0 <text:s/>16 <text:s text:c="2"/>0 | <text:s text:c="2"/>b = 1</text:p>
      <text:p text:style-name="P1">0 <text:s text:c="2"/>2 313 <text:s text:c="2"/>4 <text:s text:c="2"/>0 <text:s text:c="2"/>4 <text:s text:c="2"/>1 <text:s text:c="2"/>0 <text:s text:c="2"/>0 <text:s text:c="2"/>1 | <text:s text:c="2"/>c = 2</text:p>
      <text:p text:style-name="P1">0 <text:s text:c="2"/>0 <text:s text:c="2"/>4 316 <text:s text:c="2"/>0 <text:s/>11 <text:s text:c="2"/>0 <text:s text:c="2"/>1 <text:s text:c="2"/>4 <text:s text:c="2"/>3 | <text:s text:c="2"/>d = 3</text:p>
      <text:p text:style-name="P1">1 <text:s text:c="2"/>4 <text:s text:c="2"/>0 <text:s text:c="2"/>0 297 <text:s text:c="2"/>0 <text:s text:c="2"/>3 <text:s text:c="2"/>0 <text:s text:c="2"/>1 <text:s text:c="2"/>0 | <text:s text:c="2"/>e = 4</text:p>
      <text:p text:style-name="P1">1 <text:s text:c="2"/>0 <text:s text:c="2"/>2 <text:s text:c="2"/>4 <text:s text:c="2"/>0 313 <text:s text:c="2"/>0 <text:s text:c="2"/>0 <text:s text:c="2"/>0 <text:s text:c="2"/>2 | <text:s text:c="2"/>f = 5</text:p>
      <text:p text:style-name="P1">2 <text:s text:c="2"/>0 <text:s text:c="2"/>4 <text:s text:c="2"/>0 <text:s text:c="2"/>1 <text:s text:c="2"/>0 322 <text:s text:c="2"/>0 <text:s text:c="2"/>1 <text:s text:c="2"/>0 | <text:s text:c="2"/>g = 6</text:p>
      <text:p text:style-name="P1">1 <text:s text:c="2"/>2 <text:s text:c="2"/>0 <text:s text:c="2"/>3 <text:s text:c="2"/>6 <text:s text:c="2"/>3 <text:s text:c="2"/>0 300 <text:s text:c="2"/>2 <text:s text:c="2"/>8 | <text:s text:c="2"/>h = 7</text:p>
      <text:p text:style-name="P1">2 <text:s text:c="2"/>8 <text:s text:c="2"/>4 <text:s text:c="2"/>4 <text:s text:c="2"/>2 <text:s text:c="2"/>8 <text:s text:c="2"/>0 <text:s text:c="2"/>0 289 <text:s text:c="2"/>4 | <text:s text:c="2"/>i = 8</text:p>
      <text:p text:style-name="P1">4 <text:s text:c="2"/>0 <text:s text:c="2"/>0 <text:s text:c="2"/>3 <text:s text:c="2"/>5 <text:s text:c="2"/>8 <text:s text:c="2"/>0 <text:s text:c="2"/>2 <text:s text:c="2"/>6 278 | <text:s text:c="2"/>j = 9</text:p>
      <text:p text:style-name="P1"/>
      <text:p text:style-name="P1"/>
      <text:p text:style-name="P1"><text:soft-page-break/>################################################################################################################################################################################################</text:p>
      <text:p text:style-name="P1">#hidden layers = 10 </text:p>
      <text:p text:style-name="P1"><text:s text:c="2"/>with l.r. = 0.9 = momentum -&gt; very bad</text:p>
      <text:p text:style-name="P1"/>
      <text:p text:style-name="P1"/>
      <text:p text:style-name="P1"/>
      <text:p text:style-name="P1">Time taken to build model: 9.65 seconds</text:p>
      <text:p text:style-name="P1"/>
      <text:p text:style-name="P1">=== Evaluation on test set ===</text:p>
      <text:p text:style-name="P1">=== Summary ===</text:p>
      <text:p text:style-name="P1"/>
      <text:p text:style-name="P1">Correctly Classified Instances <text:s text:c="8"/>618 <text:s text:c="14"/>19.1925 %</text:p>
      <text:p text:style-name="P1">Incorrectly Classified Instances <text:s text:c="5"/>2602 <text:s text:c="14"/>80.8075 %</text:p>
      <text:p text:style-name="P1">Kappa statistic <text:s text:c="25"/>0.1023</text:p>
      <text:p text:style-name="P1">Mean absolute error <text:s text:c="21"/>0.1616</text:p>
      <text:p text:style-name="P1">Root mean squared error <text:s text:c="17"/>0.396 </text:p>
      <text:p text:style-name="P1">Relative absolute error <text:s text:c="16"/>89.7454 %</text:p>
      <text:p text:style-name="P1">Root relative squared error <text:s text:c="11"/>131.9644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 <text:s text:c="8"/>0 <text:s text:c="9"/>0 <text:s text:c="8"/>0 <text:s text:c="8"/>0 <text:s text:c="9"/>0.866 <text:s text:c="3"/>0</text:p>
      <text:p text:style-name="P1">0 <text:s text:c="8"/>0 <text:s text:c="9"/>0 <text:s text:c="8"/>0 <text:s text:c="8"/>0 <text:s text:c="9"/>0.325 <text:s text:c="3"/>1</text:p>
      <text:p text:style-name="P1">0.917 <text:s text:c="4"/>0.015 <text:s text:c="5"/>0.876 <text:s text:c="4"/>0.917 <text:s text:c="4"/>0.896 <text:s text:c="5"/>0.993 <text:s text:c="3"/>2</text:p>
      <text:p text:style-name="P1">0 <text:s text:c="8"/>0 <text:s text:c="9"/>0 <text:s text:c="8"/>0 <text:s text:c="8"/>0 <text:s text:c="9"/>0.763 <text:s text:c="3"/>3</text:p>
      <text:p text:style-name="P1">0 <text:s text:c="8"/>0 <text:s text:c="9"/>0 <text:s text:c="8"/>0 <text:s text:c="8"/>0 <text:s text:c="9"/>0.875 <text:s text:c="3"/>4</text:p>
      <text:p text:style-name="P1">0 <text:s text:c="8"/>0 <text:s text:c="9"/>0 <text:s text:c="8"/>0 <text:s text:c="8"/>0 <text:s text:c="9"/>0.676 <text:s text:c="3"/>5</text:p>
      <text:p text:style-name="P1">0 <text:s text:c="8"/>0 <text:s text:c="9"/>0 <text:s text:c="8"/>0 <text:s text:c="8"/>0 <text:s text:c="9"/>0.832 <text:s text:c="3"/>6</text:p>
      <text:p text:style-name="P1">0 <text:s text:c="8"/>0 <text:s text:c="9"/>0 <text:s text:c="8"/>0 <text:s text:c="8"/>0 <text:s text:c="9"/>0.826 <text:s text:c="3"/>7</text:p>
      <text:p text:style-name="P1">0.997 <text:s text:c="4"/>0.883 <text:s text:c="5"/>0.111 <text:s text:c="4"/>0.997 <text:s text:c="4"/>0.2 <text:s text:c="7"/>0.535 <text:s text:c="3"/>8</text:p>
      <text:p text:style-name="P1">0 <text:s text:c="8"/>0 <text:s text:c="9"/>0 <text:s text:c="8"/>0 <text:s text:c="8"/>0 <text:s text:c="9"/>0.472 <text:s text:c="3"/>9</text:p>
      <text:p text:style-name="P1">Weighted Avg. <text:s text:c="3"/>0.192 <text:s text:c="4"/>0.089 <text:s text:c="5"/>0.1 <text:s text:c="6"/>0.192 <text:s text:c="4"/>0.11 <text:s text:c="6"/>0.71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0 <text:s text:c="2"/>0 <text:s text:c="2"/>2 <text:s text:c="2"/>0 <text:s text:c="2"/>0 <text:s text:c="2"/>0 <text:s text:c="2"/>0 <text:s text:c="2"/>0 319 <text:s text:c="2"/>0 | <text:s text:c="2"/>a = 0</text:p>
      <text:p text:style-name="P1">0 <text:s text:c="2"/>0 <text:s/>23 <text:s text:c="2"/>0 <text:s text:c="2"/>0 <text:s text:c="2"/>0 <text:s text:c="2"/>0 <text:s text:c="2"/>0 302 <text:s text:c="2"/>0 | <text:s text:c="2"/>b = 1</text:p>
      <text:p text:style-name="P1">0 <text:s text:c="2"/>0 298 <text:s text:c="2"/>0 <text:s text:c="2"/>0 <text:s text:c="2"/>0 <text:s text:c="2"/>0 <text:s text:c="2"/>0 <text:s/>27 <text:s text:c="2"/>0 | <text:s text:c="2"/>c = 2</text:p>
      <text:p text:style-name="P1">0 <text:s text:c="2"/>0 <text:s text:c="2"/>0 <text:s text:c="2"/>0 <text:s text:c="2"/>0 <text:s text:c="2"/>0 <text:s text:c="2"/>0 <text:s text:c="2"/>0 339 <text:s text:c="2"/>0 | <text:s text:c="2"/>d = 3</text:p>
      <text:p text:style-name="P1">0 <text:s text:c="2"/>0 <text:s text:c="2"/>1 <text:s text:c="2"/>0 <text:s text:c="2"/>0 <text:s text:c="2"/>0 <text:s text:c="2"/>0 <text:s text:c="2"/>0 305 <text:s text:c="2"/>0 | <text:s text:c="2"/>e = 4</text:p>
      <text:p text:style-name="P1">0 <text:s text:c="2"/>0 <text:s text:c="2"/>2 <text:s text:c="2"/>0 <text:s text:c="2"/>0 <text:s text:c="2"/>0 <text:s text:c="2"/>0 <text:s text:c="2"/>0 320 <text:s text:c="2"/>0 | <text:s text:c="2"/>f = 5</text:p>
      <text:p text:style-name="P1">0 <text:s text:c="2"/>0 <text:s/>12 <text:s text:c="2"/>0 <text:s text:c="2"/>0 <text:s text:c="2"/>0 <text:s text:c="2"/>0 <text:s text:c="2"/>0 318 <text:s text:c="2"/>0 | <text:s text:c="2"/>g = 6</text:p>
      <text:p text:style-name="P1">0 <text:s text:c="2"/>0 <text:s text:c="2"/>0 <text:s text:c="2"/>0 <text:s text:c="2"/>0 <text:s text:c="2"/>0 <text:s text:c="2"/>0 <text:s text:c="2"/>0 325 <text:s text:c="2"/>0 | <text:s text:c="2"/>h = 7</text:p>
      <text:p text:style-name="P1">0 <text:s text:c="2"/>0 <text:s text:c="2"/>1 <text:s text:c="2"/>0 <text:s text:c="2"/>0 <text:s text:c="2"/>0 <text:s text:c="2"/>0 <text:s text:c="2"/>0 320 <text:s text:c="2"/>0 | <text:s text:c="2"/>i = 8</text:p>
      <text:p text:style-name="P1">0 <text:s text:c="2"/>0 <text:s text:c="2"/>1 <text:s text:c="2"/>0 <text:s text:c="2"/>0 <text:s text:c="2"/>0 <text:s text:c="2"/>0 <text:s text:c="2"/>0 305 <text:s text:c="2"/>0 | <text:s text:c="2"/>j = 9</text:p>
      <text:p text:style-name="P1"/>
      <text:p text:style-name="P1"/>
      <text:p text:style-name="P1"><text:soft-page-break/></text:p>
      <text:p text:style-name="P1"/>
      <text:p text:style-name="P1">################################################################################################################################################################################################</text:p>
      <text:p text:style-name="P1"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6:19:56.870887484</meta:creation-date>
    <dc:date>2016-12-03T06:20:21.179015337</dc:date>
    <meta:editing-duration>PT24S</meta:editing-duration>
    <meta:editing-cycles>1</meta:editing-cycles>
    <meta:document-statistic meta:table-count="0" meta:image-count="0" meta:object-count="0" meta:page-count="6" meta:paragraph-count="194" meta:word-count="1576" meta:character-count="10663" meta:non-whitespace-character-count="5769"/>
    <meta:generator>LibreOffice/5.2.2.2$Linux_X86_64 LibreOffice_project/20m0$Build-2</meta:generator>
  </office:meta>
</office:document-meta>
</file>